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5-03-1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4-12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4-03-1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4-01-0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3-03-1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2-12-2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2-10-1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2-03-0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1-12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1-10-0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1-03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0-12-28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0-10-0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20-03-1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9-12-2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9-09-3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8-12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7-12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6-12-21 18:20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5-12-22 15:36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4-12-17 13:5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3-12-18 14:39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3-01-04 18:2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1-12-29 18:04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0-12-29 19:16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10-01-05 18:4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9-01-06 19:22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7-12-26 22:06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7-01-17 17:17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6-01-10 23:01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4-01-06 21:08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3-01-05 17:53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2-01-07 21:36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1-01-04 17:03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2000-01-03 20:51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8-12-29 2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8-01-07 16:18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8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8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8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8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8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6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6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610100341701</text:p>
          </table:table-cell>
          <table:table-cell office:value-type="string" calcext:value-type="string">
            <text:p>05S 29W 22CBB 01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